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🧩 Instalación de Vim + Plugins (YAML, Bash, Python, INI)</text:h>
      <text:h text:style-name="Heading_20_2" text:outline-level="2">✅ Requisitos</text:h>
      <text:list text:style-name="L1">
        <text:list-item>
          <text:p text:style-name="P5">Tener instalado <text:span text:style-name="Strong_20_Emphasis">Vim (versión 8.0 o superior)</text:span>.</text:p>
        </text:list-item>
        <text:list-item>
          <text:p text:style-name="P5">Acceso a internet para instalar plugins.</text:p>
        </text:list-item>
      </text:list>
      <text:p text:style-name="Horizontal_20_Line"/>
      <text:h text:style-name="Heading_20_2" text:outline-level="2">🐧 Guía para <text:span text:style-name="Strong_20_Emphasis">Rocky Linux 9</text:span> y <text:span text:style-name="Strong_20_Emphasis">Ubuntu 24.04</text:span></text:h>
      <text:h text:style-name="Heading_20_3" text:outline-level="3">1. Instalar Vim (si no lo tienes)</text:h>
      <text:h text:style-name="Heading_20_4" text:outline-level="4">En <text:span text:style-name="Strong_20_Emphasis">Rocky Linux 9</text:span>:</text:h>
      <text:p text:style-name="Preformatted_20_Text"/>
      <text:p text:style-name="P2"><text:span text:style-name="Source_20_Text">sudo dnf install vim -y</text:span></text:p>
      <text:h text:style-name="Heading_20_4" text:outline-level="4">En <text:span text:style-name="Strong_20_Emphasis">Ubuntu 24.04</text:span>:</text:h>
      <text:p text:style-name="Preformatted_20_Text"/>
      <text:p text:style-name="P1"><text:span text:style-name="Source_20_Text">sudo apt update</text:span></text:p>
      <text:p text:style-name="P4"><text:span text:style-name="Source_20_Text">sudo apt install vim -y</text:span></text:p>
      <text:p text:style-name="Horizontal_20_Line"/>
      <text:h text:style-name="Heading_20_3" text:outline-level="3">2. Instalar <text:span text:style-name="Source_20_Text">vim-plug</text:span></text:h>
      <text:p text:style-name="Preformatted_20_Text"/>
      <text:p text:style-name="P1"><text:span text:style-name="Source_20_Text">curl -fLo ~/.vim/autoload/plug.vim --create-dirs \</text:span></text:p>
      <text:p text:style-name="P4"><text:span text:style-name="Source_20_Text"><text:s text:c="2"/>https://raw.githubusercontent.com/junegunn/vim-plug/master/plug.vim</text:span></text:p>
      <text:p text:style-name="Horizontal_20_Line"/>
      <text:h text:style-name="Heading_20_3" text:outline-level="3">3. Crear o editar el archivo <text:span text:style-name="Source_20_Text">~/.vimrc</text:span></text:h>
      <text:p text:style-name="Preformatted_20_Text"/>
      <text:p text:style-name="P2"><text:span text:style-name="Source_20_Text">nano ~/.vimrc</text:span></text:p>
      <text:p text:style-name="Text_20_body">Y pega el siguiente contenido:</text:p>
      <text:p text:style-name="Preformatted_20_Text"/>
      <text:p text:style-name="P1"><text:span text:style-name="Source_20_Text">" === Activar el gestor de plugins vim-plug ===</text:span></text:p>
      <text:p text:style-name="P3"><text:span text:style-name="Source_20_Text">call plug#begin('~/.vim/plugged')</text:span></text:p>
      <text:p text:style-name="P3"/>
      <text:p text:style-name="P3"><text:span text:style-name="Source_20_Text">" Soporte avanzado para múltiples lenguajes (YAML, Bash, Python, INI, etc.)</text:span></text:p>
      <text:p text:style-name="P3"><text:span text:style-name="Source_20_Text">Plug 'sheerun/vim-polyglot'</text:span></text:p>
      <text:p text:style-name="P3"/>
      <text:p text:style-name="P3"><text:span text:style-name="Source_20_Text">call plug#end()</text:span></text:p>
      <text:p text:style-name="P3"/>
      <text:p text:style-name="P3"><text:span text:style-name="Source_20_Text">" === Configuración general ===</text:span></text:p>
      <text:p text:style-name="P3"><text:span text:style-name="Source_20_Text">filetype plugin indent on</text:span></text:p>
      <text:p text:style-name="P3"><text:span text:style-name="Source_20_Text">syntax on</text:span></text:p>
      <text:p text:style-name="P3"><text:soft-page-break/></text:p>
      <text:p text:style-name="P3"><text:span text:style-name="Source_20_Text">set number <text:s text:c="17"/>" Números de línea</text:span></text:p>
      <text:p text:style-name="P3"><text:span text:style-name="Source_20_Text">set cursorline <text:s text:c="13"/>" Resaltar línea actual</text:span></text:p>
      <text:p text:style-name="P3"><text:span text:style-name="Source_20_Text">set background=dark <text:s text:c="8"/>" Fondo oscuro</text:span></text:p>
      <text:p text:style-name="P3"><text:span text:style-name="Source_20_Text">colorscheme desert <text:s text:c="9"/>" Tema de colores</text:span></text:p>
      <text:p text:style-name="P3"/>
      <text:p text:style-name="P3"><text:span text:style-name="Source_20_Text">" === Reglas de indentación ===</text:span></text:p>
      <text:p text:style-name="P3"><text:span text:style-name="Source_20_Text">set expandtab <text:s text:c="14"/>" Usar espacios en lugar de tabulaciones</text:span></text:p>
      <text:p text:style-name="P3"><text:span text:style-name="Source_20_Text">set shiftwidth=2 <text:s text:c="11"/>" Número de espacios al indentar</text:span></text:p>
      <text:p text:style-name="P3"><text:span text:style-name="Source_20_Text">set tabstop=2 <text:s text:c="14"/>" Número de espacios por tabulación</text:span></text:p>
      <text:p text:style-name="P3"><text:span text:style-name="Source_20_Text">set autoindent <text:s text:c="13"/>" Copiar indentación de la línea anterior</text:span></text:p>
      <text:p text:style-name="P3"/>
      <text:p text:style-name="P3"><text:span text:style-name="Source_20_Text">" Ajustes específicos por tipo de archivo</text:span></text:p>
      <text:p text:style-name="P3"><text:span text:style-name="Source_20_Text">autocmd FileType yaml setlocal shiftwidth=2 tabstop=2 expandtab</text:span></text:p>
      <text:p text:style-name="P3"><text:span text:style-name="Source_20_Text">autocmd FileType python setlocal shiftwidth=4 tabstop=4 expandtab</text:span></text:p>
      <text:p text:style-name="P3"><text:span text:style-name="Source_20_Text">autocmd FileType sh,bash setlocal shiftwidth=2 tabstop=2 expandtab</text:span></text:p>
      <text:p text:style-name="P4"><text:span text:style-name="Source_20_Text">autocmd FileType dosini setlocal shiftwidth=2 tabstop=2 expandtab</text:span></text:p>
      <text:p text:style-name="Text_20_body">Guarda con <text:span text:style-name="Source_20_Text">Ctrl+O</text:span>, luego <text:span text:style-name="Source_20_Text">Enter</text:span>, y sal con <text:span text:style-name="Source_20_Text">Ctrl+X</text:span>.</text:p>
      <text:p text:style-name="Horizontal_20_Line"/>
      <text:h text:style-name="Heading_20_3" text:outline-level="3">4. Instalar el plugin dentro de Vim</text:h>
      <text:p text:style-name="Text_20_body">Abre Vim:</text:p>
      <text:p text:style-name="Preformatted_20_Text"/>
      <text:p text:style-name="P2"><text:span text:style-name="Source_20_Text">vim</text:span></text:p>
      <text:p text:style-name="Text_20_body">Y ejecuta dentro de Vim el comando:</text:p>
      <text:p text:style-name="Preformatted_20_Text"/>
      <text:p text:style-name="P2"><text:span text:style-name="Source_20_Text">:PlugInstall</text:span></text:p>
      <text:p text:style-name="Text_20_body">Espera a que finalice la descarga. Cuando termine, ya tendrás:</text:p>
      <text:p text:style-name="Text_20_body">✅ Sintaxis para YAML, Bash, Python, INI<text:line-break/>✅ Indentación correcta para cada tipo<text:line-break/>✅ Funcionalidad moderna con solo Vim + vim-plug</text:p>
      <text:p text:style-name="Horizontal_20_Line"/>
      <text:h text:style-name="Heading_20_3" text:outline-level="3">✅ Verifica que todo funciona</text:h>
      <text:p text:style-name="Text_20_body">Abre archivos como:</text:p>
      <text:p text:style-name="Preformatted_20_Text"/>
      <text:p text:style-name="P1"><text:span text:style-name="Source_20_Text">vim archivo.yaml</text:span></text:p>
      <text:p text:style-name="P3"><text:span text:style-name="Source_20_Text">vim script.sh</text:span></text:p>
      <text:p text:style-name="P3"><text:span text:style-name="Source_20_Text">vim config.ini</text:span></text:p>
      <text:p text:style-name="P4"><text:span text:style-name="Source_20_Text">vim script.py</text:span></text:p>
      <text:p text:style-name="Text_20_body">Dentro de Vim, puedes comprobar el tipo de archivo con:</text:p>
      <text:p text:style-name="Preformatted_20_Text">vim</text:p>
      <text:p text:style-name="Preformatted_20_Text">CopiarEditar</text:p>
      <text:p text:style-name="P2"><text:span text:style-name="Source_20_Text">:set filetype?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9:38:02.915627587</meta:creation-date>
    <dc:date>2025-06-01T19:40:00.530892741</dc:date>
    <meta:editing-duration>PT1M58S</meta:editing-duration>
    <meta:editing-cycles>1</meta:editing-cycles>
    <meta:document-statistic meta:table-count="0" meta:image-count="0" meta:object-count="0" meta:page-count="2" meta:paragraph-count="57" meta:word-count="310" meta:character-count="2095" meta:non-whitespace-character-count="1744"/>
    <meta:generator>LibreOffice/24.2.2.2$Linux_X86_64 LibreOffice_project/d56cc158d8a96260b836f100ef4b4ef25d6f1a01</meta:generator>
  </office:meta>
</office:document-meta>
</file>